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master-page-name="Standard">
      <style:paragraph-properties fo:margin-top="0.1091in" fo:margin-bottom="0.1091in" loext:contextual-spacing="false" fo:line-height="112%" fo:text-align="start" style:justify-single-word="false" style:page-number="1"/>
    </style:style>
    <style:style style:name="P2" style:family="paragraph" style:parent-style-name="Standard">
      <style:paragraph-properties fo:margin-left="-0.0209in" fo:margin-right="0in" fo:margin-top="0.2189in" fo:margin-bottom="0.0728in" loext:contextual-spacing="false" fo:line-height="150%" fo:text-align="start" style:justify-single-word="false" fo:text-indent="0in" style:auto-text-indent="false"/>
    </style:style>
    <style:style style:name="P3" style:family="paragraph" style:parent-style-name="Standard">
      <style:paragraph-properties fo:margin-top="0.1457in" fo:margin-bottom="0in" loext:contextual-spacing="false" fo:line-height="150%"/>
    </style:style>
    <style:style style:name="P4" style:family="paragraph" style:parent-style-name="Standard">
      <style:paragraph-properties fo:margin-top="0in" fo:margin-bottom="0.1457in" loext:contextual-spacing="false" fo:line-height="150%"/>
    </style:style>
    <style:style style:name="P5" style:family="paragraph" style:parent-style-name="Standard" style:list-style-name="WWNum1">
      <style:paragraph-properties fo:margin-left="0.3752in" fo:margin-right="0in" fo:margin-top="0.0728in" fo:margin-bottom="0.0728in" loext:contextual-spacing="false" fo:line-height="150%" fo:text-indent="-0.25in" style:auto-text-indent="false"/>
    </style:style>
    <style:style style:name="P6" style:family="paragraph" style:parent-style-name="Standard" style:list-style-name="WWNum12">
      <style:paragraph-properties fo:margin-left="0.3752in" fo:margin-right="0in" fo:margin-top="0.0728in" fo:margin-bottom="0.0728in" loext:contextual-spacing="false" fo:line-height="150%" fo:text-indent="-0.25in" style:auto-text-indent="false"/>
    </style:style>
    <style:style style:name="P7" style:family="paragraph" style:parent-style-name="Standard" style:list-style-name="WWNum23">
      <style:paragraph-properties fo:margin-left="0.3752in" fo:margin-right="0in" fo:margin-top="0.0728in" fo:margin-bottom="0.0728in" loext:contextual-spacing="false" fo:line-height="150%" fo:text-indent="-0.25in" style:auto-text-indent="false"/>
    </style:style>
    <style:style style:name="P8" style:family="paragraph" style:parent-style-name="Standard" style:list-style-name="WWNum31">
      <style:paragraph-properties fo:margin-left="0.3752in" fo:margin-right="0in" fo:margin-top="0.0728in" fo:margin-bottom="0.0728in" loext:contextual-spacing="false" fo:line-height="150%" fo:text-indent="-0.25in" style:auto-text-indent="false"/>
    </style:style>
    <style:style style:name="P9" style:family="paragraph" style:parent-style-name="Standard" style:list-style-name="WWNum32">
      <style:paragraph-properties fo:margin-left="0.3752in" fo:margin-right="0in" fo:margin-top="0.0728in" fo:margin-bottom="0.0728in" loext:contextual-spacing="false" fo:line-height="150%" fo:text-indent="-0.25in" style:auto-text-indent="false"/>
    </style:style>
    <style:style style:name="P10" style:family="paragraph" style:parent-style-name="Standard" style:list-style-name="WWNum33">
      <style:paragraph-properties fo:margin-left="0.3752in" fo:margin-right="0in" fo:margin-top="0.0728in" fo:margin-bottom="0.0728in" loext:contextual-spacing="false" fo:line-height="150%" fo:text-indent="-0.25in" style:auto-text-indent="false"/>
    </style:style>
    <style:style style:name="P11" style:family="paragraph" style:parent-style-name="Standard" style:list-style-name="WWNum34">
      <style:paragraph-properties fo:margin-left="0.3752in" fo:margin-right="0in" fo:margin-top="0.0728in" fo:margin-bottom="0.0728in" loext:contextual-spacing="false" fo:line-height="150%" fo:text-indent="-0.25in" style:auto-text-indent="false"/>
    </style:style>
    <style:style style:name="P12" style:family="paragraph" style:parent-style-name="Standard" style:list-style-name="WWNum35">
      <style:paragraph-properties fo:margin-left="0.3752in" fo:margin-right="0in" fo:margin-top="0.0728in" fo:margin-bottom="0.0728in" loext:contextual-spacing="false" fo:line-height="150%" fo:text-indent="-0.25in" style:auto-text-indent="false"/>
    </style:style>
    <style:style style:name="P13" style:family="paragraph" style:parent-style-name="Standard" style:list-style-name="WWNum36">
      <style:paragraph-properties fo:margin-left="0.3752in" fo:margin-right="0in" fo:margin-top="0.0728in" fo:margin-bottom="0.0728in" loext:contextual-spacing="false" fo:line-height="150%" fo:text-indent="-0.25in" style:auto-text-indent="false"/>
    </style:style>
    <style:style style:name="P14" style:family="paragraph" style:parent-style-name="Standard" style:list-style-name="WWNum2">
      <style:paragraph-properties fo:margin-left="0.3752in" fo:margin-right="0in" fo:margin-top="0.0728in" fo:margin-bottom="0.0728in" loext:contextual-spacing="false" fo:line-height="150%" fo:text-indent="-0.25in" style:auto-text-indent="false"/>
    </style:style>
    <style:style style:name="P15" style:family="paragraph" style:parent-style-name="Standard" style:list-style-name="WWNum3">
      <style:paragraph-properties fo:margin-left="0.3752in" fo:margin-right="0in" fo:margin-top="0.0728in" fo:margin-bottom="0.0728in" loext:contextual-spacing="false" fo:line-height="150%" fo:text-indent="-0.25in" style:auto-text-indent="false"/>
    </style:style>
    <style:style style:name="P16" style:family="paragraph" style:parent-style-name="Standard" style:list-style-name="WWNum4">
      <style:paragraph-properties fo:margin-left="0.3752in" fo:margin-right="0in" fo:margin-top="0.0728in" fo:margin-bottom="0.0728in" loext:contextual-spacing="false" fo:line-height="150%" fo:text-indent="-0.25in" style:auto-text-indent="false"/>
    </style:style>
    <style:style style:name="P17" style:family="paragraph" style:parent-style-name="Standard" style:list-style-name="WWNum5">
      <style:paragraph-properties fo:margin-left="0.3752in" fo:margin-right="0in" fo:margin-top="0.0728in" fo:margin-bottom="0.0728in" loext:contextual-spacing="false" fo:line-height="150%" fo:text-indent="-0.25in" style:auto-text-indent="false"/>
    </style:style>
    <style:style style:name="P18" style:family="paragraph" style:parent-style-name="Standard" style:list-style-name="WWNum6">
      <style:paragraph-properties fo:margin-left="0.3752in" fo:margin-right="0in" fo:margin-top="0.0728in" fo:margin-bottom="0.0728in" loext:contextual-spacing="false" fo:line-height="150%" fo:text-indent="-0.25in" style:auto-text-indent="false"/>
    </style:style>
    <style:style style:name="P19" style:family="paragraph" style:parent-style-name="Standard" style:list-style-name="WWNum7">
      <style:paragraph-properties fo:margin-left="0.3752in" fo:margin-right="0in" fo:margin-top="0.0728in" fo:margin-bottom="0.0728in" loext:contextual-spacing="false" fo:line-height="150%" fo:text-indent="-0.25in" style:auto-text-indent="false"/>
    </style:style>
    <style:style style:name="P20" style:family="paragraph" style:parent-style-name="Standard" style:list-style-name="WWNum8">
      <style:paragraph-properties fo:margin-left="0.3752in" fo:margin-right="0in" fo:margin-top="0.0728in" fo:margin-bottom="0.0728in" loext:contextual-spacing="false" fo:line-height="150%" fo:text-indent="-0.25in" style:auto-text-indent="false"/>
    </style:style>
    <style:style style:name="P21" style:family="paragraph" style:parent-style-name="Standard" style:list-style-name="WWNum9">
      <style:paragraph-properties fo:margin-left="0.3752in" fo:margin-right="0in" fo:margin-top="0.0728in" fo:margin-bottom="0.0728in" loext:contextual-spacing="false" fo:line-height="150%" fo:text-indent="-0.25in" style:auto-text-indent="false"/>
    </style:style>
    <style:style style:name="P22" style:family="paragraph" style:parent-style-name="Standard" style:list-style-name="WWNum10">
      <style:paragraph-properties fo:margin-left="0.3752in" fo:margin-right="0in" fo:margin-top="0.0728in" fo:margin-bottom="0.0728in" loext:contextual-spacing="false" fo:line-height="150%" fo:text-indent="-0.25in" style:auto-text-indent="false"/>
    </style:style>
    <style:style style:name="P23" style:family="paragraph" style:parent-style-name="Standard" style:list-style-name="WWNum11">
      <style:paragraph-properties fo:margin-left="0.3752in" fo:margin-right="0in" fo:margin-top="0.0728in" fo:margin-bottom="0.0728in" loext:contextual-spacing="false" fo:line-height="150%" fo:text-indent="-0.25in" style:auto-text-indent="false"/>
    </style:style>
    <style:style style:name="P24" style:family="paragraph" style:parent-style-name="Standard" style:list-style-name="WWNum13">
      <style:paragraph-properties fo:margin-left="0.3752in" fo:margin-right="0in" fo:margin-top="0.0728in" fo:margin-bottom="0.0728in" loext:contextual-spacing="false" fo:line-height="150%" fo:text-indent="-0.25in" style:auto-text-indent="false"/>
    </style:style>
    <style:style style:name="P25" style:family="paragraph" style:parent-style-name="Standard" style:list-style-name="WWNum14">
      <style:paragraph-properties fo:margin-left="0.3752in" fo:margin-right="0in" fo:margin-top="0.0728in" fo:margin-bottom="0.0728in" loext:contextual-spacing="false" fo:line-height="150%" fo:text-indent="-0.25in" style:auto-text-indent="false"/>
    </style:style>
    <style:style style:name="P26" style:family="paragraph" style:parent-style-name="Standard" style:list-style-name="WWNum15">
      <style:paragraph-properties fo:margin-left="0.3752in" fo:margin-right="0in" fo:margin-top="0.0728in" fo:margin-bottom="0.0728in" loext:contextual-spacing="false" fo:line-height="150%" fo:text-indent="-0.25in" style:auto-text-indent="false"/>
    </style:style>
    <style:style style:name="P27" style:family="paragraph" style:parent-style-name="Standard" style:list-style-name="WWNum16">
      <style:paragraph-properties fo:margin-left="0.3752in" fo:margin-right="0in" fo:margin-top="0.0728in" fo:margin-bottom="0.0728in" loext:contextual-spacing="false" fo:line-height="150%" fo:text-indent="-0.25in" style:auto-text-indent="false"/>
    </style:style>
    <style:style style:name="P28" style:family="paragraph" style:parent-style-name="Standard" style:list-style-name="WWNum17">
      <style:paragraph-properties fo:margin-left="0.3752in" fo:margin-right="0in" fo:margin-top="0.0728in" fo:margin-bottom="0.0728in" loext:contextual-spacing="false" fo:line-height="150%" fo:text-indent="-0.25in" style:auto-text-indent="false"/>
    </style:style>
    <style:style style:name="P29" style:family="paragraph" style:parent-style-name="Standard" style:list-style-name="WWNum18">
      <style:paragraph-properties fo:margin-left="0.3752in" fo:margin-right="0in" fo:margin-top="0.0728in" fo:margin-bottom="0.0728in" loext:contextual-spacing="false" fo:line-height="150%" fo:text-indent="-0.25in" style:auto-text-indent="false"/>
    </style:style>
    <style:style style:name="P30" style:family="paragraph" style:parent-style-name="Standard" style:list-style-name="WWNum19">
      <style:paragraph-properties fo:margin-left="0.3752in" fo:margin-right="0in" fo:margin-top="0.0728in" fo:margin-bottom="0.0728in" loext:contextual-spacing="false" fo:line-height="150%" fo:text-indent="-0.25in" style:auto-text-indent="false"/>
    </style:style>
    <style:style style:name="P31" style:family="paragraph" style:parent-style-name="Standard" style:list-style-name="WWNum20">
      <style:paragraph-properties fo:margin-left="0.3752in" fo:margin-right="0in" fo:margin-top="0.0728in" fo:margin-bottom="0.0728in" loext:contextual-spacing="false" fo:line-height="150%" fo:text-indent="-0.25in" style:auto-text-indent="false"/>
    </style:style>
    <style:style style:name="P32" style:family="paragraph" style:parent-style-name="Standard" style:list-style-name="WWNum21">
      <style:paragraph-properties fo:margin-left="0.3752in" fo:margin-right="0in" fo:margin-top="0.0728in" fo:margin-bottom="0.0728in" loext:contextual-spacing="false" fo:line-height="150%" fo:text-indent="-0.25in" style:auto-text-indent="false"/>
    </style:style>
    <style:style style:name="P33" style:family="paragraph" style:parent-style-name="Standard" style:list-style-name="WWNum22">
      <style:paragraph-properties fo:margin-left="0.3752in" fo:margin-right="0in" fo:margin-top="0.0728in" fo:margin-bottom="0.0728in" loext:contextual-spacing="false" fo:line-height="150%" fo:text-indent="-0.25in" style:auto-text-indent="false"/>
    </style:style>
    <style:style style:name="P34" style:family="paragraph" style:parent-style-name="Standard" style:list-style-name="WWNum24">
      <style:paragraph-properties fo:margin-left="0.3752in" fo:margin-right="0in" fo:margin-top="0.0728in" fo:margin-bottom="0.0728in" loext:contextual-spacing="false" fo:line-height="150%" fo:text-indent="-0.25in" style:auto-text-indent="false"/>
    </style:style>
    <style:style style:name="P35" style:family="paragraph" style:parent-style-name="Standard" style:list-style-name="WWNum25">
      <style:paragraph-properties fo:margin-left="0.3752in" fo:margin-right="0in" fo:margin-top="0.0728in" fo:margin-bottom="0.0728in" loext:contextual-spacing="false" fo:line-height="150%" fo:text-indent="-0.25in" style:auto-text-indent="false"/>
    </style:style>
    <style:style style:name="P36" style:family="paragraph" style:parent-style-name="Standard" style:list-style-name="WWNum26">
      <style:paragraph-properties fo:margin-left="0.3752in" fo:margin-right="0in" fo:margin-top="0.0728in" fo:margin-bottom="0.0728in" loext:contextual-spacing="false" fo:line-height="150%" fo:text-indent="-0.25in" style:auto-text-indent="false"/>
    </style:style>
    <style:style style:name="P37" style:family="paragraph" style:parent-style-name="Standard" style:list-style-name="WWNum27">
      <style:paragraph-properties fo:margin-left="0.3752in" fo:margin-right="0in" fo:margin-top="0.0728in" fo:margin-bottom="0.0728in" loext:contextual-spacing="false" fo:line-height="150%" fo:text-indent="-0.25in" style:auto-text-indent="false"/>
    </style:style>
    <style:style style:name="P38" style:family="paragraph" style:parent-style-name="Standard" style:list-style-name="WWNum28">
      <style:paragraph-properties fo:margin-left="0.3752in" fo:margin-right="0in" fo:margin-top="0.0728in" fo:margin-bottom="0.0728in" loext:contextual-spacing="false" fo:line-height="150%" fo:text-indent="-0.25in" style:auto-text-indent="false"/>
    </style:style>
    <style:style style:name="P39" style:family="paragraph" style:parent-style-name="Standard" style:list-style-name="WWNum29">
      <style:paragraph-properties fo:margin-left="0.3752in" fo:margin-right="0in" fo:margin-top="0.0728in" fo:margin-bottom="0.0728in" loext:contextual-spacing="false" fo:line-height="150%" fo:text-indent="-0.25in" style:auto-text-indent="false"/>
    </style:style>
    <style:style style:name="P40" style:family="paragraph" style:parent-style-name="Standard" style:list-style-name="WWNum30">
      <style:paragraph-properties fo:margin-left="0.3752in" fo:margin-right="0in" fo:margin-top="0.0728in" fo:margin-bottom="0.0728in" loext:contextual-spacing="false" fo:line-height="150%" fo:text-indent="-0.25in" style:auto-text-indent="false"/>
    </style:style>
    <style:style style:name="P4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2" style:family="paragraph">
      <loext:graphic-properties draw:fill="solid" draw:fill-color="#ffffff"/>
      <style:paragraph-properties fo:text-align="start"/>
      <style:text-properties fo:font-size="18pt"/>
    </style:style>
    <style:style style:name="T1" style:family="text">
      <style:text-properties fo:color="#000000" style:font-name="Inter" fo:font-size="19.5pt" fo:font-weight="bold" style:font-name-asian="Inter1" style:font-size-asian="19.5pt" style:font-weight-asian="bold" style:font-name-complex="Inter1" style:font-size-complex="19.5pt"/>
    </style:style>
    <style:style style:name="T2" style:family="text">
      <style:text-properties fo:color="#000000" style:font-name="Inter" fo:font-size="12pt" fo:font-weight="bold" style:font-name-asian="Inter1" style:font-size-asian="12pt" style:font-weight-asian="bold" style:font-name-complex="Inter1" style:font-size-complex="12pt"/>
    </style:style>
    <style:style style:name="T3" style:family="text">
      <style:text-properties fo:color="#000000" style:font-name="Inter" fo:font-weight="bold" style:font-name-asian="Inter1" style:font-weight-asian="bold" style:font-name-complex="Inter1"/>
    </style:style>
    <style:style style:name="T4" style:family="text">
      <style:text-properties fo:color="#000000" style:font-name="Inter" style:font-name-asian="Inter1" style:font-name-complex="Inter1"/>
    </style:style>
    <style:style style:name="T5" style:family="text">
      <style:text-properties fo:color="#000000" style:font-name="Inter" fo:font-size="10.5pt" fo:font-weight="bold" style:font-name-asian="Inter1" style:font-size-asian="10.5pt" style:font-weight-asian="bold" style:font-name-complex="Inter1" style:font-size-complex="10.5pt"/>
    </style:style>
    <style:style style:name="T6" style:family="text">
      <style:text-properties fo:color="#000000" style:font-name="Inter" fo:font-size="10.5pt" style:font-name-asian="Inter1" style:font-size-asian="10.5pt" style:font-name-complex="Inter1" style:font-size-complex="10.5pt"/>
    </style:style>
    <style:style style:name="T7" style:family="text">
      <style:text-properties fo:color="#000000" style:font-name="Inter" fo:font-size="10.5pt" style:text-underline-style="solid" style:text-underline-width="auto" style:text-underline-color="font-color" style:font-name-asian="Inter1" style:font-size-asian="10.5pt" style:font-name-complex="Inter1" style:font-size-complex="10.5pt"/>
    </style:style>
    <style:style style:name="T8" style:family="text">
      <style:text-properties fo:color="#000000" style:font-name="Inter" fo:font-style="italic" style:font-name-asian="Inter1" style:font-style-asian="italic" style:font-name-complex="Inter1"/>
    </style:style>
    <style:style style:name="T9" style:family="text">
      <style:text-properties style:font-name="Inter" fo:font-size="19.5pt" fo:font-weight="bold" style:font-name-asian="Inter1" style:font-size-asian="19.5pt" style:font-weight-asian="bold" style:font-name-complex="Inter1" style:font-size-complex="19.5pt"/>
    </style:style>
    <style:style style:name="T10" style:family="text">
      <style:text-properties style:font-name="Inter" fo:font-size="12pt" fo:font-weight="bold" style:font-name-asian="Inter1" style:font-size-asian="12pt" style:font-weight-asian="bold" style:font-name-complex="Inter1" style:font-size-complex="12pt"/>
    </style:style>
    <style:style style:name="T11" style:family="text">
      <style:text-properties style:font-name="Inter" fo:font-weight="bold" style:font-name-asian="Inter1" style:font-weight-asian="bold" style:font-name-complex="Inter1"/>
    </style:style>
    <style:style style:name="T12" style:family="text">
      <style:text-properties style:font-name="Inter" style:font-name-asian="Inter1" style:font-name-complex="Inter1"/>
    </style:style>
    <style:style style:name="gr1" style:family="graphic" style:parent-style-name="Frame">
      <style:graphic-properties draw:stroke="solid" svg:stroke-width="0.0138in" svg:stroke-color="#000000" draw:stroke-linejoin="round" draw:fill="solid" draw:fill-color="#ffffff" draw:textarea-vertical-align="middle" draw:auto-grow-height="false" fo:min-height="0in" fo:min-width="6.4047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3 Comm</text:span><text:span text:style-name="T9">ons</text:span><text:span text:style-name="T1"> Articles of Organization</text:span></text:p>
      <text:p text:style-name="P2"><text:span text:style-name="T2">Wyoming DAO LLC with Multi-Asset Cooperative Language</text:span></text:p>
      <text:p text:style-name="P2"><text:span text:style-name="T2">For Class A C3 Comm</text:span><text:span text:style-name="T10">ons</text:span><text:span text:style-name="T2"> Members - Version Alpha </text:span><text:span text:style-name="T10">0.2</text:span></text:p>
      <text:p text:style-name="P3"><draw:custom-shape text:anchor-type="as-char" draw:z-index="0"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3">ARTICLES OF ORGANIZATION</text:span><text:span text:style-name="T4"><text:line-break/></text:span><text:span text:style-name="T3">DECENTRALIZED AUTONOMOUS ORGANIZATION LIMITED LIABILITY COMPANY</text:span><text:span text:style-name="T4"><text:line-break/></text:span><text:span text:style-name="T3">PURSUANT TO TITLE 17, CHAPTER 29 OF THE WYOMING STATUTES AND TITLE 17, CHAPTER 31, THE WYOMING DECENTRALIZED AUTONOMOUS ORGANIZATION SUPPLEMENT</text:span></text:p>
      <text:p text:style-name="P3"><draw:custom-shape text:anchor-type="as-char" draw:z-index="1"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 ENTITY INFORMATION</text:span></text:p>
      <text:p text:style-name="P2"><text:span text:style-name="T2">1.1 Name of Entity</text:span></text:p>
      <text:p text:style-name="P4"><text:span text:style-name="T4">The name of this Decentralized Autonomous Organization Limited Liability Company is </text:span><text:span text:style-name="T3">[C3 Comm</text:span><text:span text:style-name="T11">ons Name</text:span><text:span text:style-name="T3">] DAO LLC</text:span><text:span text:style-name="T4"> (Example: "C3 Texas Commons DAO LLC" or "C3 Digital Nomads DAO LLC")</text:span></text:p>
      <text:p text:style-name="P2"><text:span text:style-name="T2">1.2 Entity Type Declaration</text:span></text:p>
      <text:p text:style-name="P4"><text:span text:style-name="T4">This entity is a </text:span><text:span text:style-name="T3">Decentralized Autonomous Organization</text:span><text:span text:style-name="T4"> as defined under Title 17, Chapter 31 of the Wyoming Statutes (Wyoming Decentralized Autonomous Organization Supplement) with </text:span><text:span text:style-name="T3">asset agnostic cooperative integration</text:span><text:span text:style-name="T4"> and </text:span><text:span text:style-name="T3">blockchain-</text:span><text:span text:style-name="T11">interoperability</text:span><text:span text:style-name="T3"> capabilities</text:span><text:span text:style-name="T4">.</text:span></text:p>
      <text:p text:style-name="P2"><text:span text:style-name="T2">1.3 Registered Agent and Office</text:span></text:p>
      <text:list xml:id="list1486153559" text:style-name="WWNum1">
        <text:list-item>
          <text:p text:style-name="P5"><text:span text:style-name="T5">Registered Agent Name</text:span><text:span text:style-name="T6">: [Name of Wyoming Registered Agent]</text:span></text:p>
        </text:list-item>
        <text:list-item>
          <text:p text:style-name="P5"><text:span text:style-name="T5">Registered Office Address</text:span><text:span text:style-name="T6">: [Physical Address in Wyoming, City, State, ZIP: City, Wyoming ZIP Code]</text:span></text:p>
        </text:list-item>
      </text:list>
      <text:p text:style-name="P2"><text:span text:style-name="T2">1.4 Principal and Mailing Addresses</text:span></text:p>
      <text:list xml:id="list2221602873" text:style-name="WWNum12">
        <text:list-item>
          <text:p text:style-name="P6"><text:span text:style-name="T5">Principal Office Address</text:span><text:span text:style-name="T6">: [Physical Address of C3 Comm</text:span><text:span text:style-name="T12">ons</text:span><text:span text:style-name="T6"> Operations]</text:span></text:p>
        </text:list-item>
        <text:list-item>
          <text:p text:style-name="P6"><text:span text:style-name="T5">Mailing Address</text:span><text:span text:style-name="T6">: [Mailing Address for Official Correspondence]</text:span></text:p>
        </text:list-item>
      </text:list>
      <text:p text:style-name="P3"><draw:custom-shape text:anchor-type="as-char" draw:z-index="2"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I: ENHANCED COOPERATIVE PURPOSE AND MISSION</text:span></text:p>
      <text:p text:style-name="P2"><text:span text:style-name="T2">2.1 Primary Purpose</text:span></text:p>
      <text:p text:style-name="P4"><text:soft-page-break/><text:span text:style-name="T4">This DAO LLC is organized to operate as a </text:span><text:span text:style-name="T3">Constitutional Cooperative Community (C3 Commons)</text:span><text:span text:style-name="T4"> providing </text:span><text:span text:style-name="T11">sovereignty </text:span><text:span text:style-name="T3">infrastructure services</text:span><text:span text:style-name="T4"> to members based on cooperative principles, with emphasis on human sovereignty, </text:span><text:span text:style-name="T3">true asset choice freedom</text:span><text:span text:style-name="T4">, democratic governance, and member economic participation rather than profit maximization.</text:span></text:p>
      <text:p text:style-name="P2"><text:span text:style-name="T2">2.2 Specific Activities</text:span></text:p>
      <text:p text:style-name="P4"><text:span text:style-name="T4">The DAO LLC is authorized to engage in any lawful business activity, including but not limited to:</text:span></text:p>
      <text:list xml:id="list3996692993" text:style-name="WWNum23">
        <text:list-item>
          <text:p text:style-name="P7"><text:span text:style-name="T5">Asset Agnostic Infrastructure Service Delivery</text:span><text:span text:style-name="T6">: Providing technology, identity management, financial services, and other infrastructure to support member sovereignty and economic participation </text:span><text:span text:style-name="T5">across multiple interoperable blockchain ecosystems</text:span></text:p>
        </text:list-item>
        <text:list-item>
          <text:p text:style-name="P7"><text:span text:style-name="T5">Enhanced Cooperative Economics</text:span><text:span text:style-name="T6">: Operating surplus refund and deficit billing systems aligned with cooperative principles </text:span><text:span text:style-name="T5">across any C3-approved asset types</text:span></text:p>
        </text:list-item>
        <text:list-item>
          <text:p text:style-name="P7"><text:span text:style-name="T5">Democratic Asset Agnostic Governance</text:span><text:span text:style-name="T6">: Implementing member-controlled decision-making through verified Self-Sovereign Identity (SSI) systems and blockchain-based voting </text:span><text:span text:style-name="T5">with asset choice freedom</text:span></text:p>
        </text:list-item>
        <text:list-item>
          <text:p text:style-name="P7"><text:span text:style-name="T5">Enhanced Impact Quest Development</text:span><text:span text:style-name="T6">: Facilitating community-approved initiatives including </text:span><text:span text:style-name="T5">MECO-ISPO projects</text:span><text:span text:style-name="T6"> through democratic budget allocation and Impact Quest/Offer implementation</text:span></text:p>
        </text:list-item>
        <text:list-item>
          <text:p text:style-name="P7"><text:span text:style-name="T5">Multi-Asset MECO Coordination</text:span><text:span text:style-name="T6">: Supporting Member Entity Company formation and service delivery within the C3 ecosystem </text:span><text:span text:style-name="T5">across multiple blockchain networks</text:span></text:p>
        </text:list-item>
        <text:list-item>
          <text:p text:style-name="P7"><text:span text:style-name="T5">Alliance Participation</text:span><text:span text:style-name="T6">: Active membership in the C3 Alliance LCA for inter-community coordination and shared infrastructure </text:span><text:span text:style-name="T5">with</text:span><text:span text:style-name="T11"> </text:span><text:span text:style-name="T5">asset agnostic support</text:span></text:p>
        </text:list-item>
      </text:list>
      <text:p text:style-name="P2"><text:span text:style-name="T2">2.3 Enhanced Cooperative Principles</text:span></text:p>
      <text:p text:style-name="P4"><text:span text:style-name="T4">This DAO LLC operates according to internationally recognized cooperative principles enhanced for the asset agnostic interoperable blockchain age:</text:span></text:p>
      <text:list xml:id="list3353452899" text:style-name="WWNum31">
        <text:list-item>
          <text:p text:style-name="P8"><text:span text:style-name="T5">Democratic Member Control</text:span><text:span text:style-name="T6">: One-member-one-vote governance through verified MEID (Member Entity Identifier) systems </text:span><text:span text:style-name="T5">regardless of asset preferences</text:span></text:p>
        </text:list-item>
        <text:list-item>
          <text:p text:style-name="P8"><text:span text:style-name="T5">Multi-Asset Member Economic Participation</text:span><text:span text:style-name="T6">: Equitable surplus refunds and deficit billing based on patronage </text:span><text:span text:style-name="T5">across any approved asset types</text:span><text:span text:style-name="T6"> rather than capital investment</text:span></text:p>
        </text:list-item>
        <text:list-item>
          <text:p text:style-name="P8"><text:span text:style-name="T5">Enhanced Autonomy and Independence</text:span><text:span text:style-name="T6">: Maintaining member sovereignty while participating in mutual benefit systems </text:span><text:span text:style-name="T5">with true asset choice freedom</text:span></text:p>
        </text:list-item>
        <text:list-item>
          <text:p text:style-name="P8"><text:span text:style-name="T5">Education and Training</text:span><text:span text:style-name="T6">: Ongoing development of member capabilities and cooperative understanding </text:span><text:span text:style-name="T5">across multiple blockchain ecosystems</text:span></text:p>
        </text:list-item>
        <text:list-item>
          <text:p text:style-name="P8"><text:span text:style-name="T5">Concern for Community</text:span><text:span text:style-name="T6">: Commitment to sustainable development and human-centered technology </text:span><text:span text:style-name="T5">with blockchain-</text:span><text:span text:style-name="T11">interoperable</text:span><text:span text:style-name="T5"> approach</text:span></text:p>
        </text:list-item>
      </text:list>
      <text:p text:style-name="P3"><draw:custom-shape text:anchor-type="as-char" draw:z-index="3"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II: ASSET A</text:span><text:span text:style-name="T10">GNOSTIC</text:span><text:span text:style-name="T2"> MEMBERSHIP AND GOVERNANCE</text:span></text:p>
      <text:p text:style-name="P2"><text:span text:style-name="T2">3.1 Member-Managed Structure</text:span></text:p>
      <text:p text:style-name="P4"><text:span text:style-name="T4">This DAO LLC is member-managed with governance authority vested in verified members holding valid MEIDs (Member Entity Identifiers) within the C3 ecosystem, </text:span><text:span text:style-name="T3">with full asset sovereignty rights</text:span><text:span text:style-name="T4">.</text:span></text:p>
      <text:p text:style-name="P2"><text:span text:style-name="T2">3.2 Enhanced Membership Requirements</text:span></text:p>
      <text:p text:style-name="P4"><text:soft-page-break/><text:span text:style-name="T4">Membership is open to individuals who:</text:span></text:p>
      <text:list xml:id="list3345588689" text:style-name="WWNum32">
        <text:list-item>
          <text:p text:style-name="P9"><text:span text:style-name="T6">Obtain a verified MEID through the C3 Alliance multi-asset identity system</text:span></text:p>
        </text:list-item>
        <text:list-item>
          <text:p text:style-name="P9"><text:span text:style-name="T6">Complete biometric KYC/AML verification via Soulbound Token (SBT) issuance</text:span></text:p>
        </text:list-item>
        <text:list-item>
          <text:p text:style-name="P9"><text:span text:style-name="T6">Maintain </text:span><text:span text:style-name="T5">multi-asset non-custodial vault infrastructure</text:span><text:span text:style-name="T6"> compatible with C3 technical standards across supported blockchain networks</text:span></text:p>
        </text:list-item>
        <text:list-item>
          <text:p text:style-name="P9"><text:span text:style-name="T6">Agree to the C3 Constitution, Bill of Rights (including </text:span><text:span text:style-name="T5">asset agnostic sovereignty protections</text:span><text:span text:style-name="T6">), and cooperative principles</text:span></text:p>
        </text:list-item>
        <text:list-item>
          <text:p text:style-name="P9"><text:span text:style-name="T6">Participate in good faith according to democratic governance procedures regardless of chosen asset types including</text:span><text:span text:style-name="T5"> tokenize</text:span><text:span text:style-name="T11">d real world assets and human augmented intelligence tools.</text:span></text:p>
        </text:list-item>
      </text:list>
      <text:p text:style-name="P2"><text:span text:style-name="T2">3.3 Enhanced Governance Structure</text:span></text:p>
      <text:p text:style-name="P4"><text:span text:style-name="T3">Three-Loop Constitutional Governance with Asset Agnos</text:span><text:span text:style-name="T11">tic</text:span><text:span text:style-name="T3"> Integration</text:span><text:span text:style-name="T4">:</text:span></text:p>
      <text:list xml:id="list3060918886" text:style-name="WWNum33">
        <text:list-item>
          <text:p text:style-name="P10"><text:span text:style-name="T5">Legislative Loop</text:span><text:span text:style-name="T6">: Reviews and processes Impact Quests (IQs) including MECO-ISPO projects and Impact Offers (IOs), conducts democratic voting on community priorities and </text:span><text:span text:style-name="T5">asset agnostic budget allocation</text:span></text:p>
        </text:list-item>
        <text:list-item>
          <text:p text:style-name="P10"><text:span text:style-name="T5">Executive Loop</text:span><text:span text:style-name="T6">: Implements approved initiatives, manages day-to-day operations, coordinates with MECOs and external partners across </text:span><text:span text:style-name="T12">interoperable </text:span><text:span text:style-name="T6">blockchain networks</text:span></text:p>
        </text:list-item>
        <text:list-item>
          <text:p text:style-name="P10"><text:span text:style-name="T5">Judicial Loop</text:span><text:span text:style-name="T6">: Interprets constitutional provisions including </text:span><text:span text:style-name="T5">sovereignty rights protection</text:span><text:span text:style-name="T6">, resolves disputes, ensures compliance with cooperative principles and member rights</text:span></text:p>
        </text:list-item>
      </text:list>
      <text:p text:style-name="P4"><text:span text:style-name="T3">Three-Faction Representation with Multi-Asset Expertise</text:span><text:span text:style-name="T4">:</text:span></text:p>
      <text:list xml:id="list253905699" text:style-name="WWNum34">
        <text:list-item>
          <text:p text:style-name="P11"><text:span text:style-name="T5">Union Faction (Producer-PDT)</text:span><text:span text:style-name="T6">: Represents member workforce and service delivery interests, advocates for quality working conditions and fair compensation across multiple asset types</text:span></text:p>
        </text:list-item>
        <text:list-item>
          <text:p text:style-name="P11"><text:span text:style-name="T5">Guild Faction (Procurer-PCT)</text:span><text:span text:style-name="T6">: Manages</text:span><text:span text:style-name="T12"> </text:span><text:span text:style-name="T6">asset agnostic resource allocation and procurement, oversees treasury operations and cost optimization across supported blockchain networks</text:span></text:p>
        </text:list-item>
        <text:list-item>
          <text:p text:style-name="P11"><text:span text:style-name="T5">Syndicate Faction (Promoter-PMT)</text:span><text:span text:style-name="T6">: Focuses on member growth, marketing, partnerships, community outreach initiatives, and MECO-ISPO</text:span><text:span text:style-name="T5"> </text:span><text:span text:style-name="T6">project promotion</text:span></text:p>
        </text:list-item>
      </text:list>
      <text:p text:style-name="P2"><text:span text:style-name="T2">3.4 Enhanced Voting Rights</text:span></text:p>
      <text:p text:style-name="P4"><text:span text:style-name="T4">Each verified MEID holder possesses </text:span><text:span text:style-name="T3">one vote</text:span><text:span text:style-name="T4"> on all matters requiring member approval, including:</text:span></text:p>
      <text:list xml:id="list3354005977" text:style-name="WWNum35">
        <text:list-item>
          <text:p text:style-name="P12"><text:span text:style-name="T6">Impact Quest (IQ) approval and asset agnostic budget allocation</text:span></text:p>
        </text:list-item>
        <text:list-item>
          <text:p text:style-name="P12"><text:span text:style-name="T11">MECO-</text:span><text:span text:style-name="T5">ISPO project </text:span><text:span text:style-name="T6">evaluation and approval</text:span></text:p>
        </text:list-item>
        <text:list-item>
          <text:p text:style-name="P12"><text:span text:style-name="T6">Constitutional amendments and governance changes including </text:span><text:span text:style-name="T5">asset sovereignty protections</text:span></text:p>
        </text:list-item>
        <text:list-item>
          <text:p text:style-name="P12"><text:span text:style-name="T6">MECO service provider selection through Impact Offer (IO) bidding using </text:span><text:span text:style-name="T5">CONX universal payment system</text:span></text:p>
        </text:list-item>
        <text:list-item>
          <text:p text:style-name="P12"><text:soft-page-break/><text:span text:style-name="T5">Democratic asset approval</text:span><text:span text:style-name="T6"> for vault funding and community acceptance</text:span></text:p>
        </text:list-item>
        <text:list-item>
          <text:p text:style-name="P12"><text:span text:style-name="T6">Surplus distribution and deficit assessment decisions </text:span><text:span text:style-name="T5">across all approved asset types</text:span></text:p>
        </text:list-item>
        <text:list-item>
          <text:p text:style-name="P12"><text:span text:style-name="T6">Faction leadership elections and policy decisions</text:span></text:p>
        </text:list-item>
      </text:list>
      <text:p text:style-name="P3"><draw:custom-shape text:anchor-type="as-char" draw:z-index="4"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V: ASSET AGNOSTIC SOVEREIGN SMART CONTRACT INTEGRATION</text:span></text:p>
      <text:p text:style-name="P2"><text:span text:style-name="T2">4.1 </text:span><text:span text:style-name="T10">Sovereign </text:span><text:span text:style-name="T2">Smart Contract Identifiers</text:span></text:p>
      <text:p text:style-name="P4"><text:span text:style-name="T4">The following smart contracts are directly used to manage, facilitate, or operate this DAO:</text:span></text:p>
      <text:list xml:id="list2293411620" text:style-name="WWNum36">
        <text:list-item>
          <text:p text:style-name="P13"><text:span text:style-name="T5">Primary Governance Contract</text:span><text:span text:style-name="T6">: [Blockchain-Asset Agnostic Smart Contract Address/Identifier] </text:span></text:p>
        </text:list-item>
        <text:list-item>
          <text:p text:style-name="P13"><text:span text:style-name="T5">Enhanced Sovereign Identity Management Contract</text:span><text:span text:style-name="T6">: [</text:span><text:span text:style-name="T12">SSI-DID</text:span><text:span text:style-name="T6"> Integration Contract Identifier with Multi-Asset Support]</text:span></text:p>
        </text:list-item>
        <text:list-item>
          <text:p text:style-name="P13"><text:span text:style-name="T5">Asset Agnostic Economic Management Contract</text:span><text:span text:style-name="T6">: [CONX Token and PPT/COMM Management Contract across </text:span><text:span text:style-name="T12">Interoperable </text:span><text:span text:style-name="T6">Networks]</text:span></text:p>
        </text:list-item>
        <text:list-item>
          <text:p text:style-name="P13"><text:span text:style-name="T5">Enhanced Treasury Management Contract</text:span><text:span text:style-name="T6">: [Asset Agnostic C3 Treasury and C-Bills Management Contract]</text:span></text:p>
        </text:list-item>
        <text:list-item>
          <text:p text:style-name="P13"><text:span text:style-name="T11">MECO-</text:span><text:span text:style-name="T5">ISPO Management Contract</text:span><text:span text:style-name="T6">: [Democratic MECO-ISPO Project Evaluation and NFT Reward Distribution Contract]</text:span></text:p>
        </text:list-item>
      </text:list>
      <text:p text:style-name="P4"><text:span text:style-name="T8">Note: Specific contract identifiers will be provided upon deployment of enhanced C3 sidechain infrastructure</text:span></text:p>
      <text:p text:style-name="P2"><text:span text:style-name="T2">4.2 Asset A</text:span><text:span text:style-name="T10">gnostic</text:span><text:span text:style-name="T2"> Smart Contract Authority</text:span></text:p>
      <text:p text:style-name="P4"><text:span text:style-name="T4">Where conflicts arise between governance mechanisms, the following hierarchy applies:</text:span></text:p>
      <text:list xml:id="list2102700616" text:style-name="WWNum2">
        <text:list-item>
          <text:p text:style-name="P14"><text:span text:style-name="T5">Smart Contract Code</text:span><text:span text:style-name="T6">: Primary authority for automated decision execution </text:span><text:span text:style-name="T5">across all supported asset types</text:span></text:p>
        </text:list-item>
        <text:list-item>
          <text:p text:style-name="P14"><text:span text:style-name="T5">Articles of Organization</text:span><text:span text:style-name="T6">: Secondary authority for fundamental organizational structure including protection of </text:span><text:span text:style-name="T11">sovereignty</text:span><text:span text:style-name="T5"> rights</text:span></text:p>
        </text:list-item>
        <text:list-item>
          <text:p text:style-name="P14"><text:span text:style-name="T5">Operating Agreement</text:span><text:span text:style-name="T6">: Supplementary authority for operational procedures not covered by smart contracts or articles</text:span></text:p>
        </text:list-item>
        <text:list-item>
          <text:p text:style-name="P14"><text:span text:style-name="T11">Sovereignty First</text:span><text:span text:style-name="T5"> Constitutional Framework</text:span><text:span text:style-name="T6">: Ultimate authority for sovereignty and member rights protection</text:span></text:p>
        </text:list-item>
      </text:list>
      <text:p text:style-name="P2"><text:span text:style-name="T2">4.3 Enhanced Upgrade and Modification Authority</text:span></text:p>
      <text:p text:style-name="P4"><text:span text:style-name="T4">Smart contracts may be updated, modified, or upgraded only through:</text:span></text:p>
      <text:list xml:id="list468608928" text:style-name="WWNum3">
        <text:list-item>
          <text:p text:style-name="P15"><text:soft-page-break/><text:span text:style-name="T5">Democratic approval</text:span><text:span text:style-name="T6"> by 67% supermajority of verified MEID holders</text:span></text:p>
        </text:list-item>
        <text:list-item>
          <text:p text:style-name="P15"><text:span text:style-name="T6">Technical review and security audit by Alliance-approved auditors </text:span><text:span text:style-name="T5">across all supported networks</text:span></text:p>
        </text:list-item>
        <text:list-item>
          <text:p text:style-name="P15"><text:span text:style-name="T6">Compliance with C3 Alliance technical standards and security protocols </text:span><text:span text:style-name="T5">for asset agnostic interoperable operations</text:span></text:p>
        </text:list-item>
        <text:list-item>
          <text:p text:style-name="P15"><text:span text:style-name="T6">Implementation through multi-signature governance </text:span><text:span text:style-name="T11">Sovereign Vault</text:span><text:span text:style-name="T6"> controlled by elected representatives</text:span></text:p>
        </text:list-item>
      </text:list>
      <text:p text:style-name="P3"><draw:custom-shape text:anchor-type="as-char" draw:z-index="5"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 </text:span><text:span text:style-name="T10">SOVEREIGN</text:span><text:span text:style-name="T2"> COOPERATIVE ECONOMICS</text:span></text:p>
      <text:p text:style-name="P2"><text:span text:style-name="T2">5.1 Asset Agnostic Capital Contributions and </text:span><text:span text:style-name="T10">Sovereign </text:span><text:span text:style-name="T2">VELOC System</text:span></text:p>
      <text:p text:style-name="P4"><text:span text:style-name="T3">Revolutionary Member Capital Participation</text:span><text:span text:style-name="T4">:</text:span></text:p>
      <text:list xml:id="list745591385" text:style-name="WWNum4">
        <text:list-item>
          <text:p text:style-name="P16"><text:span text:style-name="T6">Members contribute capital through any C3-approved FT/NFT assets to fund </text:span><text:span text:style-name="T11">Sovereign Vaults</text:span></text:p>
        </text:list-item>
        <text:list-item>
          <text:p text:style-name="P16"><text:span text:style-name="T5">Direct Asset Utilization</text:span><text:span text:style-name="T6">: Member </text:span><text:span text:style-name="T12">Sovereign Vaults are democratically authorized</text:span><text:span text:style-name="T6"> </text:span><text:span text:style-name="T12">to custody any approved assets. Approved assets include but are not limited to </text:span><text:span text:style-name="T6">tokenized real worl</text:span><text:span text:style-name="T12">d assets, human augmented intelligence, artificial intelligence tools, </text:span><text:span text:style-name="T6">BTC, ETH, ADA, stablecoins, NFTs, or any democratically approved assets for treasury participation</text:span></text:p>
        </text:list-item>
        <text:list-item>
          <text:p text:style-name="P16"><text:span text:style-name="T11">Sovereign </text:span><text:span text:style-name="T5">C-Bills</text:span><text:span text:style-name="T6">: Comm</text:span><text:span text:style-name="T12">ons</text:span><text:span text:style-name="T6"> Bills (7</text:span><text:span text:style-name="T12">3</text:span><text:span text:style-name="T6">-epoch convertible debt notes) can be purchased with </text:span><text:span text:style-name="T5">any approved asset type</text:span></text:p>
        </text:list-item>
        <text:list-item>
          <text:p text:style-name="P16"><text:span text:style-name="T5">Asset Agnostic Treasury Integration</text:span><text:span text:style-name="T6">: All approved assets can contribute to comm</text:span><text:span text:style-name="T12">ons</text:span><text:span text:style-name="T6"> treasury operations</text:span></text:p>
        </text:list-item>
      </text:list>
      <text:p text:style-name="P2"><text:span text:style-name="T2">5.2 </text:span><text:span text:style-name="T10">Cooperative </text:span><text:span text:style-name="T2">Surplus and Deficit Management</text:span></text:p>
      <text:p text:style-name="P4"><text:span text:style-name="T3">Asset Agnostic Cooperative Economics Principles</text:span><text:span text:style-name="T4">:</text:span></text:p>
      <text:list xml:id="list436541303" text:style-name="WWNum5">
        <text:list-item>
          <text:p text:style-name="P17"><text:span text:style-name="T5">Surplus (Revenue &gt; Costs)</text:span><text:span text:style-name="T6">: Excess revenue over </text:span><text:span text:style-name="T12">reserve requirements </text:span><text:span text:style-name="T6">returned to members as patronage refunds proportional to service utilization, </text:span><text:span text:style-name="T5">not capital investment or </text:span><text:span text:style-name="T11">profit extraction </text:span></text:p>
        </text:list-item>
        <text:list-item>
          <text:p text:style-name="P17"><text:span text:style-name="T5">Deficit (Costs &gt; Revenue)</text:span><text:span text:style-name="T6">: Shortfall billed to members proportionally based on service consumption and ability to pay </text:span></text:p>
        </text:list-item>
        <text:list-item>
          <text:p text:style-name="P17"><text:span text:style-name="T5">Reserve Requirements</text:span><text:span text:style-name="T6">: Minimum </text:span><text:span text:style-name="T12">3</text:span><text:span text:style-name="T6">% (recommended </text:span><text:span text:style-name="T12">30</text:span><text:span text:style-name="T6">%) of annual surplus allocated to cooperative reserve fund for stability and </text:span><text:span text:style-name="T5">Sovereignty as a </text:span><text:span text:style-name="T11">Service</text:span><text:span text:style-name="T12"> delivery </text:span><text:span text:style-name="T6">operations</text:span></text:p>
        </text:list-item>
      </text:list>
      <text:p text:style-name="P4"><text:span text:style-name="T11">Sovereign </text:span><text:span text:style-name="T3">Allocation Formula for Surplus Distribution</text:span><text:span text:style-name="T4">:</text:span></text:p>
      <text:list xml:id="list2338241293" text:style-name="WWNum6">
        <text:list-item>
          <text:p text:style-name="P18"><text:span text:style-name="T11">30</text:span><text:span text:style-name="T5">% Reserve Fund</text:span><text:span text:style-name="T6">: </text:span><text:span text:style-name="T12">Recommended </text:span><text:span text:style-name="T6">allocation for long-term stability</text:span></text:p>
        </text:list-item>
        <text:list-item>
          <text:p text:style-name="P18"><text:span text:style-name="T11">5</text:span><text:span text:style-name="T5">0% Member Patronage Refunds</text:span><text:span text:style-name="T6">: Distributed based on service utilization patterns </text:span><text:span text:style-name="T5">regardless of asset preferences, </text:span>default option is<text:span text:style-name="T5"> CONX</text:span></text:p>
        </text:list-item>
        <text:list-item>
          <text:p text:style-name="P18"><text:span text:style-name="T5">1</text:span><text:span text:style-name="T11">5</text:span><text:span text:style-name="T5">% Infrastructure Investment</text:span><text:span text:style-name="T6">: Technology upgrades and security improvements </text:span><text:span text:style-name="T5">across </text:span><text:span text:style-name="T11">interoperable </text:span><text:span text:style-name="T5">blockchain networks</text:span></text:p>
        </text:list-item>
        <text:list-item>
          <text:p text:style-name="P18"><text:soft-page-break/><text:span text:style-name="T5">5% Education and Community Development</text:span><text:span text:style-name="T6">: Member training and cooperative expansion</text:span><text:span text:style-name="T12">, with emphasis on Faction lead delivery of Commons service solutions</text:span></text:p>
        </text:list-item>
      </text:list>
      <text:p text:style-name="P2"><text:span text:style-name="T2">5.3 Revolutionary Token Economics Integration</text:span></text:p>
      <text:p text:style-name="P4"><text:span text:style-name="T11">Sovereign Assets </text:span><text:span text:style-name="T3">Token System</text:span><text:span text:style-name="T4">:</text:span></text:p>
      <text:list xml:id="list550932076" text:style-name="WWNum7">
        <text:list-item>
          <text:p text:style-name="P19"><text:span text:style-name="T5">PPT (Proof of Patronage Tokens)</text:span><text:span text:style-name="T6">: Earned through Impact Qu</text:span><text:span text:style-name="T12">est/</text:span><text:span text:style-name="T6">Offer completion, </text:span><text:span text:style-name="T5">with triple utility</text:span><text:span text:style-name="T6">: (1) Intra-faction </text:span><text:span text:style-name="T5">governance</text:span><text:span text:style-name="T6">, (2) Burn-mint to </text:span><text:span text:style-name="T5">COMM </text:span><text:span text:style-name="T6">conversion, (3) Burn-mint to </text:span><text:span text:style-name="T5">CONX </text:span><text:span text:style-name="T6">conversion</text:span></text:p>
        </text:list-item>
        <text:list-item>
          <text:p text:style-name="P19"><text:span text:style-name="T5">CONX (Connects Coin)</text:span><text:span text:style-name="T6">: </text:span><text:span text:style-name="T5">Universal "babel token"</text:span><text:span text:style-name="T6"> for all fees, services, and transactions within the C3 Alliance, </text:span><text:span text:style-name="T5">earned only through PPT conversion</text:span></text:p>
        </text:list-item>
        <text:list-item>
          <text:p text:style-name="P19"><text:span text:style-name="T5">COMM (Commons Coin)</text:span><text:span text:style-name="T6">: Non-transferable patronage rewards representing Common</text:span><text:span text:style-name="T12">er</text:span><text:span text:style-name="T6"> <text:s/>Rights (CRs) for surplus/deficit participation</text:span></text:p>
        </text:list-item>
        <text:list-item>
          <text:p text:style-name="P19"><text:span text:style-name="T5">C-Bills</text:span><text:span text:style-name="T6">: Purchasable with any approved vault asset for Commons treasury participation</text:span></text:p>
        </text:list-item>
      </text:list>
      <text:p text:style-name="P4"><text:span text:style-name="T11">Sovereign </text:span><text:span text:style-name="T3">Democratic Treasury Management</text:span><text:span text:style-name="T4">:</text:span></text:p>
      <text:list xml:id="list1512472960" text:style-name="WWNum8">
        <text:list-item>
          <text:p text:style-name="P20"><text:span text:style-name="T6">All treasury decisions require member approval through verified MEID voting </text:span></text:p>
        </text:list-item>
        <text:list-item>
          <text:p text:style-name="P20"><text:span text:style-name="T11">Sovereign</text:span><text:span text:style-name="T5"> Multi-Signature </text:span><text:span text:style-name="T11">Vault</text:span><text:span text:style-name="T5"> </text:span><text:span text:style-name="T11">G</text:span><text:span text:style-name="T5">overnance</text:span><text:span text:style-name="T6"> prevents unauthorized asset access</text:span></text:p>
        </text:list-item>
        <text:list-item>
          <text:p text:style-name="P20"><text:span text:style-name="T6">Transparent reporting of all financial transactions through blockchain audit trails </text:span><text:span text:style-name="T5">across all supported interoperable networks</text:span></text:p>
        </text:list-item>
        <text:list-item>
          <text:p text:style-name="P20"><text:span text:style-name="T5">Democratic CONX exchange rate setting</text:span><text:span text:style-name="T6"> through constitutional governance processes</text:span></text:p>
        </text:list-item>
      </text:list>
      <text:p text:style-name="P3"><draw:custom-shape text:anchor-type="as-char" draw:z-index="6"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 </text:span><text:span text:style-name="T10">SOVEREIGN </text:span><text:span text:style-name="T2">MEMBER ENTITY COMPANY (MECO) INTEGRATION</text:span></text:p>
      <text:p text:style-name="P2"><text:span text:style-name="T2">6.1 Asset Agnostic MECO Service Provider Recognition</text:span></text:p>
      <text:p text:style-name="P4"><text:span text:style-name="T4">This C3 Commons recognizes and works with</text:span><text:span text:style-name="T3"> Member Entity Companies (MECOs)</text:span><text:span text:style-name="T4"> formed as Wyoming DAO LLCs by community members to deliver services through the Impact Quest/Offer process </text:span><text:span text:style-name="T12">using the </text:span><text:span text:style-name="T11">CONX</text:span><text:span text:style-name="T3"> universal payment system</text:span><text:span text:style-name="T4">.</text:span></text:p>
      <text:p text:style-name="P2"><text:span text:style-name="T2">6.2 </text:span><text:span text:style-name="T10">Sovereignty as a </text:span><text:span text:style-name="T2">Service Delivery Framework</text:span></text:p>
      <text:p text:style-name="P4"><text:span text:style-name="T3">Asset Agnostic Impact Quest to Impact Offer Process</text:span><text:span text:style-name="T4">:</text:span></text:p>
      <text:list xml:id="list4256575258" text:style-name="WWNum9">
        <text:list-item>
          <text:p text:style-name="P21"><text:span text:style-name="T5">Impact Quest (IQ) Proposal</text:span><text:span text:style-name="T6">: Members propose community initiatives including </text:span><text:span text:style-name="T5">MECO</text:span><text:span text:style-name="T6">-</text:span><text:span text:style-name="T5">ISPO projects</text:span><text:span text:style-name="T6"> requiring treasury budget approval</text:span></text:p>
        </text:list-item>
        <text:list-item>
          <text:p text:style-name="P21"><text:span text:style-name="T5">Democratic Approval</text:span><text:span text:style-name="T6">: IQs require member approval through Legislative Loop democratic process</text:span></text:p>
        </text:list-item>
        <text:list-item>
          <text:p text:style-name="P21"><text:span text:style-name="T5">Impact Offer (IO) Generation</text:span><text:span text:style-name="T6">: Approved IQs generate specific service contracts posted to </text:span><text:span text:style-name="T5">C</text:span><text:span text:style-name="T11">3 DE</text:span><text:span text:style-name="T5">X marketplace</text:span></text:p>
        </text:list-item>
        <text:list-item>
          <text:p text:style-name="P21"><text:soft-page-break/><text:span text:style-name="T5">CONX-Based MECO Bidding</text:span><text:span text:style-name="T6">: MECOs submit competitive bids using </text:span><text:span text:style-name="T5">CONX Coin universal payment system</text:span><text:span text:style-name="T6">, potentially with faction sponsorship</text:span></text:p>
        </text:list-item>
        <text:list-item>
          <text:p text:style-name="P21"><text:span text:style-name="T5">Democratic Selection</text:span><text:span text:style-name="T6">: Members vote on winning MECO bids using verified MEID governance systems</text:span></text:p>
        </text:list-item>
      </text:list>
      <text:p text:style-name="P2"><text:span text:style-name="T2">6.3 MECO-ISPO Project Integration</text:span></text:p>
      <text:p text:style-name="P4"><text:span text:style-name="T3">Democratic MECO-ISPO Management</text:span><text:span text:style-name="T4">:</text:span></text:p>
      <text:list xml:id="list2815111722" text:style-name="WWNum10">
        <text:list-item>
          <text:p text:style-name="P22"><text:span text:style-name="T11">MECO-</text:span><text:span text:style-name="T5">ISPO Impact Quests</text:span><text:span text:style-name="T6">: Special category for community-managed Initial Stake Pool Offerings </text:span><text:span text:style-name="T12">structured</text:span><text:span text:style-name="T6"> as Member Entity Companies (Multi-Member WY DAO LLC)</text:span></text:p>
        </text:list-item>
        <text:list-item>
          <text:p text:style-name="P22"><text:span text:style-name="T5">Democratic Project Evaluation</text:span><text:span text:style-name="T6">: Community vetting through established Impact Quest procedures based on C3 Commons member priorities</text:span></text:p>
        </text:list-item>
        <text:list-item>
          <text:p text:style-name="P22"><text:span text:style-name="T5">100% Member Rewards</text:span><text:span text:style-name="T6">: All ISPO rewards flow to participating members without extraction</text:span></text:p>
        </text:list-item>
        <text:list-item>
          <text:p text:style-name="P22"><text:span text:style-name="T5">NFT Reward Tracking</text:span><text:span text:style-name="T6">: Project-specific NFTs provide verifiable ownership of ISPO participation</text:span></text:p>
        </text:list-item>
        <text:list-item>
          <text:p text:style-name="P22"><text:span text:style-name="T5">MECO Project Management</text:span><text:span text:style-name="T6">: MECOs manage ISPO projects with transparent accountability</text:span></text:p>
        </text:list-item>
      </text:list>
      <text:p text:style-name="P2"><text:span text:style-name="T2">6.4 </text:span><text:span text:style-name="T10">Sovereignty as a Service </text:span><text:span text:style-name="T2">Quality Assurance and Accountability</text:span></text:p>
      <text:p text:style-name="P4"><text:span text:style-name="T11">Sovereign </text:span><text:span text:style-name="T3">Asset MECO Performance Standards</text:span><text:span text:style-name="T4">:</text:span></text:p>
      <text:list xml:id="list3875448076" text:style-name="WWNum11">
        <text:list-item>
          <text:p text:style-name="P23"><text:span text:style-name="T6">All MECO service delivery subject to milestone-based </text:span><text:span text:style-name="T5">CONX Coin payment</text:span><text:span text:style-name="T6"> and quality verification </text:span><text:span text:style-name="T5">across </text:span><text:span text:style-name="T11">interoperable </text:span><text:span text:style-name="T5">networks</text:span></text:p>
        </text:list-item>
        <text:list-item>
          <text:p text:style-name="P23"><text:span text:style-name="T6">Member feedback systems for continuous improvement and accountability</text:span></text:p>
        </text:list-item>
        <text:list-item>
          <text:p text:style-name="P23"><text:span text:style-name="T12">Conflict management, </text:span><text:span text:style-name="T6">Dispute resolution through C3 Judicial Loop for quality or performance issues</text:span></text:p>
        </text:list-item>
        <text:list-item>
          <text:p text:style-name="P23"><text:span text:style-name="T6">Integration with C3 Alliance reputation and performance tracking systems across all supported asset types</text:span></text:p>
        </text:list-item>
      </text:list>
      <text:p text:style-name="P3"><draw:custom-shape text:anchor-type="as-char" draw:z-index="7"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I: </text:span><text:span text:style-name="T10">SOVEREIGNTY AS A SERVICE: </text:span><text:span text:style-name="T2">CONSTITUTIONAL PROTECTIONS AND BILL OF RIGHTS</text:span></text:p>
      <text:p text:style-name="P2"><text:span text:style-name="T2">7.1 </text:span><text:span text:style-name="T10">Sovereignty as a Service </text:span><text:span text:style-name="T2">Member Rights Implementation</text:span></text:p>
      <text:p text:style-name="P4"><text:span text:style-name="T4">All C3 operations shall comply with the</text:span><text:span text:style-name="T3"> C3 Alliance Bill of Rights</text:span><text:span text:style-name="T4"> guaranteeing four core freedoms </text:span><text:span text:style-name="T12">via </text:span><text:span text:style-name="T11">Sovereign </text:span><text:span text:style-name="T3">Vault </text:span><text:span text:style-name="T4">s</text:span><text:span text:style-name="T12">ervices</text:span><text:span text:style-name="T4">:</text:span></text:p>
      <text:p text:style-name="P4"><text:span text:style-name="T3">Freedom of Movement/Mobility</text:span><text:span text:style-name="T4">:</text:span></text:p>
      <text:list xml:id="list2204147904" text:style-name="WWNum13">
        <text:list-item>
          <text:p text:style-name="P24"><text:span text:style-name="T6">MEID portability across C3 Alliance communities </text:span><text:span text:style-name="T5">with full asset sovereignty</text:span></text:p>
        </text:list-item>
        <text:list-item>
          <text:p text:style-name="P24"><text:soft-page-break/><text:span text:style-name="T6">Non-custodial asset control with exit rights for any approved asset types</text:span></text:p>
        </text:list-item>
        <text:list-item>
          <text:p text:style-name="P24"><text:span text:style-name="T6">Geographic </text:span><text:span text:style-name="T12">Jurisdiction Agnostic immigration </text:span><text:span text:style-name="T6">with sovereign Commoner Rights (CRs) protections </text:span></text:p>
        </text:list-item>
      </text:list>
      <text:p text:style-name="P4"><text:span text:style-name="T11">Sovereign</text:span><text:span text:style-name="T3"> Freedom of Association</text:span><text:span text:style-name="T4">:</text:span></text:p>
      <text:list xml:id="list2259339603" text:style-name="WWNum14">
        <text:list-item>
          <text:p text:style-name="P25"><text:span text:style-name="T6">Democratic faction participation and governance rights </text:span><text:span text:style-name="T5">regardless of asset preferences</text:span></text:p>
        </text:list-item>
        <text:list-item>
          <text:p text:style-name="P25"><text:span text:style-name="T6">Right to form MECOs and associate with external organizations </text:span><text:span text:style-name="T5">using Sovereign Vault <text:s/>approved assets</text:span></text:p>
        </text:list-item>
        <text:list-item>
          <text:p text:style-name="P25"><text:span text:style-name="T6">Protection from discrimination based on personal (PII) characteristics or asset choices</text:span></text:p>
        </text:list-item>
      </text:list>
      <text:p text:style-name="P4"><text:span text:style-name="T11">Sovereign </text:span><text:span text:style-name="T3">Freedom of Commerce</text:span><text:span text:style-name="T4">:</text:span></text:p>
      <text:list xml:id="list656374435" text:style-name="WWNum15">
        <text:list-item>
          <text:p text:style-name="P26"><text:span text:style-name="T6">Equal access to C</text:span><text:span text:style-name="T12">3 DE</text:span><text:span text:style-name="T6">X marketplace and economic opportunities</text:span></text:p>
        </text:list-item>
        <text:list-item>
          <text:p text:style-name="P26"><text:span text:style-name="T5">CONX Coin universal payment acceptance</text:span><text:span text:style-name="T6"> for all fees and services</text:span></text:p>
        </text:list-item>
        <text:list-item>
          <text:p text:style-name="P26"><text:span text:style-name="T6">Transparent pricing and democratic oversight of all economic activities across multiple asset types</text:span></text:p>
        </text:list-item>
        <text:list-item>
          <text:p text:style-name="P26"><text:span text:style-name="T6">Protection from exploitation through cooperative principles</text:span></text:p>
        </text:list-item>
      </text:list>
      <text:p text:style-name="P4"><text:span text:style-name="T11">Sovereign</text:span><text:span text:style-name="T3"> Freedom of Expression</text:span><text:span text:style-name="T4">:</text:span></text:p>
      <text:list xml:id="list117846598" text:style-name="WWNum16">
        <text:list-item>
          <text:p text:style-name="P27"><text:span text:style-name="T6">Uncensored participation in governance discussions </text:span><text:span text:style-name="T5">including Global Self-</text:span><text:span text:style-name="T11">Sovereignty</text:span><text:span text:style-name="T5"> advocacy</text:span></text:p>
        </text:list-item>
        <text:list-item>
          <text:p text:style-name="P27"><text:span text:style-name="T6">Intellectual property protections balanced with community benefit</text:span></text:p>
        </text:list-item>
        <text:list-item>
          <text:p text:style-name="P27"><text:span text:style-name="T6">Whistleblower protections for constitutional violations </text:span><text:span text:style-name="T11">Commoners Rights (CR)</text:span><text:span text:style-name="T5"> </text:span><text:span text:style-name="T6">sovereignty violations</text:span></text:p>
        </text:list-item>
      </text:list>
      <text:p text:style-name="P2"><text:span text:style-name="T2">7.2 Enhanced Privacy and Self-Sovereign Identity (SSI)</text:span></text:p>
      <text:p text:style-name="P4"><text:span text:style-name="T11">Self-Sovereign</text:span><text:span text:style-name="T3"> Identity (SSI) Protection</text:span><text:span text:style-name="T4">:</text:span></text:p>
      <text:list xml:id="list1865078569" text:style-name="WWNum17">
        <text:list-item>
          <text:p text:style-name="P28"><text:span text:style-name="T5">Multi-blockchain selective disclosure protocols</text:span><text:span text:style-name="T6"> through Midnight Network privacy technology</text:span></text:p>
        </text:list-item>
        <text:list-item>
          <text:p text:style-name="P28"><text:span text:style-name="T6">Biometric verification without comprehensive identity exposure </text:span><text:span text:style-name="T5">across asset types</text:span></text:p>
        </text:list-item>
        <text:list-item>
          <text:p text:style-name="P28"><text:span text:style-name="T6">Member-controlled data sharing and privacy settings </text:span><text:span text:style-name="T5">for multi-asset portfolios</text:span></text:p>
        </text:list-item>
        <text:list-item>
          <text:p text:style-name="P28"><text:span text:style-name="T6">Resistance to external surveillance and data harvesting </text:span><text:span text:style-name="T5">across multiple blockchain networks</text:span></text:p>
        </text:list-item>
      </text:list>
      <text:p text:style-name="P2"><text:soft-page-break/><text:span text:style-name="T2">7.3 Enhanced Dispute Resolution Procedures</text:span></text:p>
      <text:p text:style-name="P4"><text:span text:style-name="T3">Multi-Asset Constitutional Enforcement</text:span><text:span text:style-name="T4">:</text:span></text:p>
      <text:list xml:id="list3591131421" text:style-name="WWNum18">
        <text:list-item>
          <text:p text:style-name="P29"><text:span text:style-name="T5">Direct Negotiation</text:span><text:span text:style-name="T6">: Encouraged resolution with faction mediation support</text:span></text:p>
        </text:list-item>
        <text:list-item>
          <text:p text:style-name="P29"><text:span text:style-name="T5">Judicial Loop Review</text:span><text:span text:style-name="T6">: C3-level constitutional interpretation and remediation </text:span><text:span text:style-name="T5">including asset sovereignty disputes</text:span></text:p>
        </text:list-item>
        <text:list-item>
          <text:p text:style-name="P29"><text:span text:style-name="T5">Alliance Arbitration</text:span><text:span text:style-name="T6">: Inter-community dispute resolution for complex issues </text:span><text:span text:style-name="T5">across multiple asset types</text:span></text:p>
        </text:list-item>
        <text:list-item>
          <text:p text:style-name="P29"><text:span text:style-name="T5">External Legal</text:span><text:span text:style-name="T6">: Access to traditional legal systems while maintaining cooperative identity</text:span></text:p>
        </text:list-item>
      </text:list>
      <text:p text:style-name="P3"><draw:custom-shape text:anchor-type="as-char" draw:z-index="8"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VIII: ENHANCED NOTICE OF RESTRICTIONS ON DUTIES AND TRANSFERS</text:span></text:p>
      <text:p text:style-name="P2"><text:span text:style-name="T2">8.1 Multi-Asset Fiduciary Duty Limitations</text:span></text:p>
      <text:p text:style-name="P4"><text:span text:style-name="T3">Wyoming DAO Supplement Compliance with Multi-Asset Integration</text:span><text:span text:style-name="T4">:<text:line-break/>The rights of members in this Decentralized Autonomous Organization may differ materially from the rights of members in other Limited Liability Companies. The Wyoming Decentralized Autonomous Organization Supplement, underlying smart contracts, Articles of Organization, and Operating Agreement, if applicable, of this DAO may define, reduce, or eliminate fiduciary duties and may restrict transfer of ownership interests, withdrawal or resignation from the DAO, return of capital contributions, and dissolution of the DAO </text:span><text:span text:style-name="T3">across all supported asset types</text:span><text:span text:style-name="T4">.</text:span></text:p>
      <text:p text:style-name="P2"><text:span text:style-name="T2">8.2 Enhanced Specific Duty Modifications</text:span></text:p>
      <text:p text:style-name="P4"><text:span text:style-name="T3">Multi-Asset Cooperative-Aligned Duty Structure</text:span><text:span text:style-name="T4">:</text:span></text:p>
      <text:list xml:id="list3615547655" text:style-name="WWNum19">
        <text:list-item>
          <text:p text:style-name="P30"><text:span text:style-name="T6">Members have no fiduciary duties to the DAO or other members except the implied contractual covenant of good faith and fair dealing </text:span><text:span text:style-name="T5">regardless of asset choices</text:span></text:p>
        </text:list-item>
        <text:list-item>
          <text:p text:style-name="P30"><text:span text:style-name="T6">Faction representatives have enhanced responsibility for representing their constituency interests, including potential adversarial positions during negotiations </text:span><text:span text:style-name="T5">across asset types</text:span></text:p>
        </text:list-item>
        <text:list-item>
          <text:p text:style-name="P30"><text:span text:style-name="T6">Elected governance officials maintain accountability to members through democratic processes rather than traditional fiduciary obligations</text:span></text:p>
        </text:list-item>
      </text:list>
      <text:p text:style-name="P2"><text:span text:style-name="T2">8.3 Multi-Asset Transfer and Withdrawal Restrictions</text:span></text:p>
      <text:p text:style-name="P4"><text:span text:style-name="T3">Enhanced Membership Interest Limitations</text:span><text:span text:style-name="T4">:</text:span></text:p>
      <text:list xml:id="list1920130623" text:style-name="WWNum20">
        <text:list-item>
          <text:p text:style-name="P31"><text:span text:style-name="T6">MEID-based membership interests are non-transferable except through approved succession procedures</text:span></text:p>
        </text:list-item>
        <text:list-item>
          <text:p text:style-name="P31"><text:span text:style-name="T6">Member withdrawal requires 30-day notice and completion of outstanding obligations</text:span></text:p>
        </text:list-item>
        <text:list-item>
          <text:p text:style-name="P31"><text:span text:style-name="T5">Multi-asset capital contribution recovery</text:span><text:span text:style-name="T6"> subject to cooperative reserve requirements and ongoing obligations</text:span></text:p>
        </text:list-item>
        <text:list-item>
          <text:p text:style-name="P31"><text:span text:style-name="T6">Exit procedures ensure departing members receive fair value </text:span><text:span text:style-name="T5">in preferred asset types</text:span><text:span text:style-name="T6"> while protecting community stability</text:span></text:p>
        </text:list-item>
      </text:list>
      <text:p text:style-name="P3"><text:soft-page-break/><draw:custom-shape text:anchor-type="as-char" draw:z-index="9"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ARTICLE IX: ENHANCED DISSOLUTION AND WIND-UP</text:span></text:p>
      <text:p text:style-name="P2"><text:span text:style-name="T2">9.1 Multi-Asset Dissolution Events</text:span></text:p>
      <text:p text:style-name="P4"><text:span text:style-name="T4">This DAO LLC shall dissolve upon:</text:span></text:p>
      <text:list xml:id="list2154989101" text:style-name="WWNum21">
        <text:list-item>
          <text:p text:style-name="P32"><text:span text:style-name="T5">Democratic Decision</text:span><text:span text:style-name="T6">: 75% supermajority vote of verified MEID holders</text:span></text:p>
        </text:list-item>
        <text:list-item>
          <text:p text:style-name="P32"><text:span text:style-name="T5">Statutory Requirements</text:span><text:span text:style-name="T6">: Failure to approve proposals or take actions for one continuous year period</text:span></text:p>
        </text:list-item>
        <text:list-item>
          <text:p text:style-name="P32"><text:span text:style-name="T5">Constitutional Violation</text:span><text:span text:style-name="T6">: Fundamental breach of cooperative principles or </text:span><text:span text:style-name="T5">member asset sovereignty rights</text:span><text:span text:style-name="T6"> that cannot be remediated</text:span></text:p>
        </text:list-item>
        <text:list-item>
          <text:p text:style-name="P32"><text:span text:style-name="T5">External Force</text:span><text:span text:style-name="T6">: Legal or regulatory requirements that prevent continuation of cooperative operations </text:span><text:span text:style-name="T5">across supported networks</text:span></text:p>
        </text:list-item>
      </text:list>
      <text:p text:style-name="P2"><text:span text:style-name="T2">9.2 Enhanced Asset Distribution Upon Dissolution</text:span></text:p>
      <text:p text:style-name="P4"><text:span text:style-name="T3">Multi-Asset Cooperative Dissolution Principles</text:span><text:span text:style-name="T4">:</text:span></text:p>
      <text:list xml:id="list467648381" text:style-name="WWNum22">
        <text:list-item>
          <text:p text:style-name="P33"><text:span text:style-name="T5">Multi-Asset Member Capital Return</text:span><text:span text:style-name="T6">: Proportional refund of vault contributions and accumulated COMM tokens </text:span><text:span text:style-name="T5">in original or preferred asset types</text:span></text:p>
        </text:list-item>
        <text:list-item>
          <text:p text:style-name="P33"><text:span text:style-name="T5">Reserve Fund Distribution</text:span><text:span text:style-name="T6">: Allocation to compatible cooperative organizations or C3 Alliance communities</text:span></text:p>
        </text:list-item>
        <text:list-item>
          <text:p text:style-name="P33"><text:span text:style-name="T5">Technology and IP Transfer</text:span><text:span text:style-name="T6">: Open-source release of proprietary technology and intellectual property</text:span></text:p>
        </text:list-item>
        <text:list-item>
          <text:p text:style-name="P33"><text:span text:style-name="T5">Legacy Protection</text:span><text:span text:style-name="T6">: Transition support for members joining other C3 communities or forming new cooperatives </text:span><text:span text:style-name="T5">with full asset portability</text:span></text:p>
        </text:list-item>
      </text:list>
      <text:p text:style-name="P2"><text:span text:style-name="T2">9.3 Enhanced Ongoing Obligations</text:span></text:p>
      <text:p text:style-name="P4"><text:span text:style-name="T3">Multi-Asset Post-Dissolution Responsibilities</text:span><text:span text:style-name="T4">:</text:span></text:p>
      <text:list xml:id="list3689067069" text:style-name="WWNum24">
        <text:list-item>
          <text:p text:style-name="P34"><text:span text:style-name="T6">Member protection during wind-up process </text:span><text:span text:style-name="T5">across all asset types</text:span></text:p>
        </text:list-item>
        <text:list-item>
          <text:p text:style-name="P34"><text:span text:style-name="T6">Completion of outstanding Impact Offers and MECO contracts</text:span></text:p>
        </text:list-item>
        <text:list-item>
          <text:p text:style-name="P34"><text:span text:style-name="T6">Compliance with tax and regulatory obligations </text:span><text:span text:style-name="T5">across multiple jurisdictions</text:span></text:p>
        </text:list-item>
        <text:list-item>
          <text:p text:style-name="P34"><text:span text:style-name="T6">Coordination with C3 Alliance for community transition support</text:span></text:p>
        </text:list-item>
      </text:list>
      <text:p text:style-name="P3"><draw:custom-shape text:anchor-type="as-char" draw:z-index="10"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oft-page-break/><text:span text:style-name="T2">ARTICLE X: ORGANIZER INFORMATION AND SIGNATURES</text:span></text:p>
      <text:p text:style-name="P2"><text:span text:style-name="T2">10.1 Organizer Details</text:span></text:p>
      <text:list xml:id="list1728562535" text:style-name="WWNum25">
        <text:list-item>
          <text:p text:style-name="P35"><text:span text:style-name="T5">Organizer Name</text:span><text:span text:style-name="T6">: [Full Legal Name of Organizer]</text:span></text:p>
        </text:list-item>
        <text:list-item>
          <text:p text:style-name="P35"><text:span text:style-name="T5">Title</text:span><text:span text:style-name="T6">: Founding Organizer</text:span></text:p>
        </text:list-item>
        <text:list-item>
          <text:p text:style-name="P35"><text:span text:style-name="T5">Address</text:span><text:span text:style-name="T6">: [Complete Address]</text:span></text:p>
        </text:list-item>
        <text:list-item>
          <text:p text:style-name="P35"><text:span text:style-name="T5">Phone</text:span><text:span text:style-name="T6">: [Phone Number]</text:span></text:p>
        </text:list-item>
        <text:list-item>
          <text:p text:style-name="P35"><text:span text:style-name="T5">Email</text:span><text:span text:style-name="T6">: [Email Address]</text:span></text:p>
        </text:list-item>
        <text:list-item>
          <text:p text:style-name="P35"><text:span text:style-name="T5">MEID Verification</text:span><text:span text:style-name="T6">: [MEID Identifier confirming C3 Alliance membership]</text:span></text:p>
        </text:list-item>
      </text:list>
      <text:p text:style-name="P2"><text:span text:style-name="T2">10.2 Enhanced Organizer Authority</text:span></text:p>
      <text:p text:style-name="P4"><text:span text:style-name="T4">The undersigned organizer is authorized to form this DAO LLC and certifies that:</text:span></text:p>
      <text:list xml:id="list2610378488" text:style-name="WWNum26">
        <text:list-item>
          <text:p text:style-name="P36"><text:span text:style-name="T6">All information contained herein is true and correct to the best of their knowledge</text:span></text:p>
        </text:list-item>
        <text:list-item>
          <text:p text:style-name="P36"><text:span text:style-name="T6">The organizer has authority to execute these Articles of Organization</text:span></text:p>
        </text:list-item>
        <text:list-item>
          <text:p text:style-name="P36"><text:span text:style-name="T6">The formation complies with Wyoming DAO LLC requirements and </text:span><text:span text:style-name="T5">Enhanced C3 Alliance Standards including multi-asset sovereignty</text:span></text:p>
        </text:list-item>
        <text:list-item>
          <text:p text:style-name="P36"><text:span text:style-name="T6">Initial governance and membership procedures will be implemented according to cooperative principles </text:span><text:span text:style-name="T5">with multi-asset support</text:span></text:p>
        </text:list-item>
      </text:list>
      <text:p text:style-name="P2"><text:span text:style-name="T2">10.3 Enhanced Smart Contract Implementation Timeline</text:span></text:p>
      <text:p text:style-name="P4"><text:span text:style-name="T3">Multi-Asset Technical Deployment Schedule</text:span><text:span text:style-name="T4">:</text:span></text:p>
      <text:list xml:id="list2055736014" text:style-name="WWNum27">
        <text:list-item>
          <text:p text:style-name="P37"><text:span text:style-name="T5">Phase 1 (0-30 days)</text:span><text:span text:style-name="T6">: Legal entity formation and registered agent appointment</text:span></text:p>
        </text:list-item>
        <text:list-item>
          <text:p text:style-name="P37"><text:span text:style-name="T5">Phase 2 (30-60 days)</text:span><text:span text:style-name="T6">: </text:span><text:span text:style-name="T5">Multi-asset Cardano sidechain deployment</text:span><text:span text:style-name="T6"> and smart contract testing</text:span></text:p>
        </text:list-item>
        <text:list-item>
          <text:p text:style-name="P37"><text:span text:style-name="T5">Phase 3 (60-90 days)</text:span><text:span text:style-name="T6">: </text:span><text:span text:style-name="T5">Enhanced member onboarding</text:span><text:span text:style-name="T6"> and governance system activation with multi-asset support</text:span></text:p>
        </text:list-item>
        <text:list-item>
          <text:p text:style-name="P37"><text:span text:style-name="T5">Phase 4 (90-120 days)</text:span><text:span text:style-name="T6">: Full operational status with </text:span><text:span text:style-name="T5">CONX-based Impact Quest/Impact Offer processes</text:span><text:span text:style-name="T6"> and </text:span><text:span text:style-name="T5">ISPO project capability</text:span></text:p>
        </text:list-item>
      </text:list>
      <text:p text:style-name="P3"><draw:custom-shape text:anchor-type="as-char" draw:z-index="11"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oft-page-break/><text:span text:style-name="T3">SIGNATURE AND NOTARIZATION</text:span></text:p>
      <text:p text:style-name="P4"><text:span text:style-name="T3">Organizer Signature</text:span><text:span text:style-name="T4">: _______________________<text:line-break/></text:span><text:span text:style-name="T3">Print Name</text:span><text:span text:style-name="T4">: [Organizer Name]<text:line-break/></text:span><text:span text:style-name="T3">Date</text:span><text:span text:style-name="T4">: [Date of Execution]</text:span></text:p>
      <text:p text:style-name="P4"><text:span text:style-name="T4">State of [State Name]<text:line-break/>County of [County Name]</text:span></text:p>
      <text:p text:style-name="P4"><text:span text:style-name="T4">On this _____ day of _________, 2025, before me personally appeared [Organizer Name], who proved to me on the basis of satisfactory evidence to be the person whose name is subscribed to the within instrument and acknowledged to me that he/she executed the same in his/her authorized capacity.</text:span></text:p>
      <text:p text:style-name="P4"><text:span text:style-name="T4">I certify under PENALTY OF PERJURY under the laws of the State of [State] that the foregoing paragraph is true and correct.</text:span></text:p>
      <text:p text:style-name="P4"><text:span text:style-name="T4">WITNESS my hand and official seal.</text:span></text:p>
      <text:p text:style-name="P3"><draw:custom-shape text:anchor-type="as-char" draw:z-index="12"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4">Notary Public Signature</text:span></text:p>
      <text:p text:style-name="P4"><text:span text:style-name="T4">[NOTARY SEAL]</text:span></text:p>
      <text:p text:style-name="P3"><draw:custom-shape text:anchor-type="as-char" draw:z-index="13"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2">FILING INSTRUCTIONS AND NEXT STEPS</text:span></text:p>
      <text:p text:style-name="P2"><text:span text:style-name="T2">Required Documents for Wyoming Secretary of State</text:span></text:p>
      <text:list xml:id="list382761490" text:style-name="WWNum28">
        <text:list-item>
          <text:p text:style-name="P38"><text:span text:style-name="T5">Original Articles of Organization</text:span><text:span text:style-name="T6"> (this document)</text:span></text:p>
        </text:list-item>
        <text:list-item>
          <text:p text:style-name="P38"><text:span text:style-name="T5">Consent to Appointment by Registered Agent</text:span><text:span text:style-name="T6"> (separate form)</text:span></text:p>
        </text:list-item>
        <text:list-item>
          <text:p text:style-name="P38"><text:span text:style-name="T5">Filing Fee</text:span><text:span text:style-name="T6">: $100.00 (check payable to "Wyoming Secretary of State")</text:span></text:p>
        </text:list-item>
      </text:list>
      <text:p text:style-name="P2"><text:span text:style-name="T2">Enhanced Online Filing Option</text:span></text:p>
      <text:list xml:id="list163265638" text:style-name="WWNum29">
        <text:list-item>
          <text:p text:style-name="P39"><text:span text:style-name="T6">Available at: </text:span><text:a xlink:type="simple" xlink:href="https://wyobiz.wyo.gov" text:style-name="ListLabel_20_26" text:visited-style-name="ListLabel_20_26"><text:span text:style-name="T7">https://wyobiz.wyo.gov</text:span></text:a></text:p>
        </text:list-item>
        <text:list-item>
          <text:p text:style-name="P39"><text:span text:style-name="T6">Instant processing for qualifying entity names</text:span></text:p>
        </text:list-item>
        <text:list-item>
          <text:p text:style-name="P39"><text:span text:style-name="T6">Credit card payment accepted for online filings</text:span></text:p>
        </text:list-item>
      </text:list>
      <text:p text:style-name="P2"><text:span text:style-name="T2">Mail Filing Address</text:span></text:p>
      <text:p text:style-name="P4"><text:span text:style-name="T4">Wyoming Secretary of State<text:line-break/>Corporations Division<text:line-break/>2020 Carey Avenue, Suite 700<text:line-break/>Cheyenne, WY 82002-0020</text:span></text:p>
      <text:p text:style-name="P2"><text:soft-page-break/><text:span text:style-name="T2">Enhanced Next Steps After Filing</text:span></text:p>
      <text:list xml:id="list1308684207" text:style-name="WWNum30">
        <text:list-item>
          <text:p text:style-name="P40"><text:span text:style-name="T5">Obtain Federal EIN</text:span><text:span text:style-name="T6"> from IRS for tax reporting purposes</text:span></text:p>
        </text:list-item>
        <text:list-item>
          <text:p text:style-name="P40"><text:span text:style-name="T5">Adopt Multi-Asset Operating Agreement</text:span><text:span text:style-name="T6"> detailing governance and operational procedures</text:span></text:p>
        </text:list-item>
        <text:list-item>
          <text:p text:style-name="P40"><text:span text:style-name="T5">Deploy Enhanced Smart Contracts</text:span><text:span text:style-name="T6"> on Cardano sidechain infrastructure with multi-asset support</text:span></text:p>
        </text:list-item>
        <text:list-item>
          <text:p text:style-name="P40"><text:span text:style-name="T5">Register with C3 Alliance</text:span><text:span text:style-name="T6"> as Class A member organization with multi-asset capabilities</text:span></text:p>
        </text:list-item>
        <text:list-item>
          <text:p text:style-name="P40"><text:span text:style-name="T5">Begin Enhanced Member Onboarding</text:span><text:span text:style-name="T6"> through MEID verification and </text:span><text:span text:style-name="T5">multi-asset vault setup</text:span></text:p>
        </text:list-item>
        <text:list-item>
          <text:p text:style-name="P40"><text:span text:style-name="T5">Implement Democratic Asset Approval</text:span><text:span text:style-name="T6"> processes for community-supported vault assets</text:span></text:p>
        </text:list-item>
      </text:list>
      <text:p text:style-name="P3"><draw:custom-shape text:anchor-type="as-char" draw:z-index="14" draw:style-name="gr1" draw:text-style-name="P42" svg:width="6.6043in" svg:height="0.0142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3">Document Status</text:span><text:span text:style-name="T4">: Enhanced Template Articles of Organization for C3 Community DAO LLC<text:line-break/></text:span><text:span text:style-name="T3">Entity Type</text:span><text:span text:style-name="T4">: Wyoming Decentralized Autonomous Organization Limited Liability Company<text:line-break/></text:span><text:span text:style-name="T3">Compliance</text:span><text:span text:style-name="T4">: Wyoming DAO Supplement Title 17, Chapter 31 and Enhanced C3 Alliance Standards<text:line-break/></text:span><text:span text:style-name="T3">Version</text:span><text:span text:style-name="T4">: 2.0 (Multi-Asset Integration and ISPO Support)<text:line-break/></text:span><text:span text:style-name="T3">Last Updated</text:span><text:span text:style-name="T4">: September 7, 2025</text:span></text:p>
      <text:p text:style-name="P4"><text:span text:style-name="T4">This enhanced template provides the legal foundation for C3 community formation as Wyoming DAO LLCs while incorporating </text:span><text:span text:style-name="T3">revolutionary multi-asset cooperative principles</text:span><text:span text:style-name="T4">, </text:span><text:span text:style-name="T3">ISPO project capabilities</text:span><text:span text:style-name="T4">, constitutional protections, and integration with the broader C3 Alliance ecosystem. Each community should customize the template with their specific information and requirements while maintaining compliance with Wyoming law and </text:span><text:span text:style-name="T3">Enhanced C3 Alliance multi-asset sovereignty standards</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Inter" svg:font-family="Inte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0.5pt" fo:language="en" fo:country="none" style:letter-kerning="false" style:font-name-asian="Georgia1" style:font-size-asian="10.5pt" style:language-asian="zh" style:country-asian="CN" style:font-name-complex="Georgia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0.5pt" fo:language="en" fo:country="none" style:letter-kerning="false" style:font-name-asian="Georgia1" style:font-size-asian="10.5pt" style:language-asian="zh" style:country-asian="CN" style:font-name-complex="Georgia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fo:color="#000000" style:font-name="Inter" fo:font-family="Inter" style:font-family-generic="roman" style:font-pitch="variable" fo:font-size="10.5pt" style:text-underline-style="solid" style:text-underline-width="auto" style:text-underline-color="font-color" style:font-name-asian="Inter1" style:font-family-asian="Inter" style:font-family-generic-asian="system" style:font-pitch-asian="variable" style:font-size-asian="10.5pt" style:font-name-complex="Inter1" style:font-family-complex="Inter"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8"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9"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1"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2"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5"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48in" fo:margin-bottom="0.948in" fo:margin-left="0.948in" fo:margin-right="0.948in" style:writing-mode="lr-tb" style:layout-grid-color="#c0c0c0" style:layout-grid-lines="231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61" meta:word-count="3041" meta:character-count="23041" meta:non-whitespace-character-count="20384"/>
    <meta:generator>LibreOfficeDev/6.0.5.2$Linux_X86_64 LibreOffice_project/</meta:generator>
  </office:meta>
</office:document-meta>
</file>